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c2364" officeooo:paragraph-rsid="000c2364"/>
    </style:style>
    <style:style style:name="P2" style:family="paragraph" style:parent-style-name="Heading_20_3">
      <style:text-properties officeooo:paragraph-rsid="000c2364"/>
    </style:style>
    <style:style style:name="P3" style:family="paragraph" style:parent-style-name="Preformatted_20_Text">
      <style:text-properties officeooo:rsid="000c2364" officeooo:paragraph-rsid="000c2364"/>
    </style:style>
    <style:style style:name="P4" style:family="paragraph" style:parent-style-name="Preformatted_20_Text" style:list-style-name="Numbering_20_abc">
      <style:text-properties officeooo:rsid="000c2364" officeooo:paragraph-rsid="000c2364"/>
    </style:style>
    <style:style style:name="P5" style:family="paragraph" style:parent-style-name="Subtitle">
      <style:text-properties officeooo:rsid="000c2364" officeooo:paragraph-rsid="000c2364"/>
    </style:style>
    <style:style style:name="P6" style:family="paragraph" style:parent-style-name="Text_20_body" style:list-style-name="Numbering_20_abc">
      <style:text-properties officeooo:rsid="000c2364" officeooo:paragraph-rsid="000c2364"/>
    </style:style>
    <style:style style:name="P7" style:family="paragraph" style:parent-style-name="Title">
      <style:text-properties officeooo:rsid="000c2364" officeooo:paragraph-rsid="000c2364"/>
    </style:style>
    <style:style style:name="T1" style:family="text">
      <style:text-properties officeooo:rsid="000c2364"/>
    </style:style>
    <style:style style:name="T2" style:family="text">
      <style:text-properties style:text-position="super 58%" officeooo:rsid="000c2364"/>
    </style:style>
    <style:style style:name="T3" style:family="text">
      <style:text-properties style:font-name="Liberation Mono" style:font-name-asian="Noto Sans Mono CJK SC" style:font-name-complex="Liberation Mono"/>
    </style:style>
    <style:style style:name="T4" style:family="text">
      <style:text-properties style:font-name="Liberation Mono" style:font-name-asian="Noto Sans Mono CJK SC" style:font-name-complex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omework 2</text:p>
      <text:p text:style-name="P5">CSC 310 Programming Languages</text:p>
      <text:h text:style-name="P2" text:outline-level="3"><text:span text:style-name="T1">Peter Schaefer | February 14</text:span><text:span text:style-name="T2">th</text:span><text:span text:style-name="T1"> 2024</text:span></text:h>
      <text:h text:style-name="P1" text:outline-level="3">2.13 Consider the following grammar:</text:h>
      <text:p text:style-name="P3">stmt → assignment</text:p>
      <text:p text:style-name="P3"><text:tab/>→ subr_call</text:p>
      <text:p text:style-name="P3">assignment → id := expr</text:p>
      <text:p text:style-name="P3">subr_call → id (arg_list)</text:p>
      <text:p text:style-name="P3">expr<text:tab/>→ primary expr_tail</text:p>
      <text:p text:style-name="P3">expr_tail → op expr</text:p>
      <text:p text:style-name="P3"><text:tab/>→ <text:span text:style-name="T3">ε</text:span></text:p>
      <text:p text:style-name="P3"><text:span text:style-name="T3">primary → id</text:span></text:p>
      <text:p text:style-name="P3"><text:span text:style-name="T3"><text:tab/>→ subr_call</text:span></text:p>
      <text:p text:style-name="P3"><text:span text:style-name="T3"><text:tab/>→ ( expr )</text:span></text:p>
      <text:p text:style-name="P3"><text:span text:style-name="T3">op<text:tab/>→ + | - | * | /</text:span></text:p>
      <text:p text:style-name="P3"><text:span text:style-name="T3">arg_list → expr args_tail</text:span></text:p>
      <text:p text:style-name="P3"><text:span text:style-name="T3">args_tail → , arg_list</text:span></text:p>
      <text:p text:style-name="P3"><text:span text:style-name="T3"><text:tab/>→ </text:span><text:span text:style-name="T3">ε</text:span></text:p>
      <text:p text:style-name="P3"><text:span text:style-name="T3"/></text:p>
      <text:list xml:id="list3697429980" text:style-name="Numbering_20_abc">
        <text:list-item>
          <text:p text:style-name="P6">Construct a parse tree for the input string</text:p>
          <text:p text:style-name="P4">foo(a, b).</text:p>
        </text:list-item>
        <text:list-item>
          <text:p text:style-name="P6">Give a canonical (right-most) derivation of this same string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3:30:11.813246909</meta:creation-date>
    <dc:date>2024-02-09T13:49:18.329982374</dc:date>
    <meta:editing-duration>PT3M34S</meta:editing-duration>
    <meta:editing-cycles>1</meta:editing-cycles>
    <meta:document-statistic meta:table-count="0" meta:image-count="0" meta:object-count="0" meta:page-count="1" meta:paragraph-count="21" meta:word-count="90" meta:character-count="456" meta:non-whitespace-character-count="384"/>
    <meta:generator>LibreOffice/7.3.7.2$Linux_X86_64 LibreOffice_project/30$Build-2</meta:generator>
  </office:meta>
</office:document-meta>
</file>